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b36c" officeooo:paragraph-rsid="000ab36c"/>
    </style:style>
    <style:style style:name="P4" style:family="paragraph" style:parent-style-name="Standard">
      <style:text-properties officeooo:rsid="000b6e82" officeooo:paragraph-rsid="000b6e82"/>
    </style:style>
    <style:style style:name="P5" style:family="paragraph" style:parent-style-name="Standard">
      <style:text-properties officeooo:rsid="000d6d59" officeooo:paragraph-rsid="000d6d59"/>
    </style:style>
    <style:style style:name="T1" style:family="text">
      <style:text-properties officeooo:rsid="000d6d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3">Desbloqueo de Firewall:</text:p>
      <text:p text:style-name="P3"/>
      <text:p text:style-name="P3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3"/>
      <text:p text:style-name="P4">Como iniciar máquina virtual en el arranque:</text:p>
      <text:p text:style-name="P4"/>
      <text:p text:style-name="P4"><text:a xlink:type="simple" xlink:href="https://www.javierrguez.com/iniciar-una-maquina-virtual-virtualbox-al-inicio-windows/" text:style-name="Internet_20_link" text:visited-style-name="Visited_20_Internet_20_Link">https://www.javierrguez.com/iniciar-una-maquina-virtual-virtualbox-al-inicio-windows/</text:a></text:p>
      <text:p text:style-name="P4"/>
      <text:p text:style-name="P5">Configuración inicial FreePBX (Tarea 2), paso por paso, cambio de IP por interfaz gráfica:</text:p>
      <text:p text:style-name="P5"/>
      <text:p text:style-name="P5"><text:a xlink:type="simple" xlink:href="https://wiki.freepbx.org/display/FPG/Configuring+Your+PBX" text:style-name="Internet_20_link" text:visited-style-name="Visited_20_Internet_20_Link">https://wiki.freepbx.org/display/FPG/Configuring+Your+PBX</text:a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4-10T10:22:00.444000000</dc:date>
    <meta:editing-duration>PT47M53S</meta:editing-duration>
    <meta:editing-cycles>5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1" meta:word-count="36" meta:character-count="582" meta:non-whitespace-character-count="556"/>
  </office:meta>
</office:document-meta>
</file>